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ans-serif"/>
    <style:font-face style:name="Arial Unicode MS" svg:font-family="'Arial Unicode MS'" style:font-family-generic="swiss"/>
    <style:font-face style:name="Calibri1" svg:font-family="Calibri"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Tahoma2" svg:font-family="Tahoma" style:font-family-generic="modern" style:font-pitch="fixed"/>
    <style:font-face style:name="Times New Roman3" svg:font-family="'Times New Roma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3"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013cm" fo:margin-left="0cm" fo:margin-right="-0.012cm" table:align="margins" style:writing-mode="lr-tb"/>
    </style:style>
    <style:style style:name="Table1.A" style:family="table-column">
      <style:table-column-properties style:column-width="6.006cm" style:rel-column-width="3405*"/>
    </style:style>
    <style:style style:name="Table1.B" style:family="table-column">
      <style:table-column-properties style:column-width="11.007cm" style:rel-column-width="6240*"/>
    </style:style>
    <style:style style:name="Table1.1" style:family="table-row">
      <style:table-row-properties style:min-row-height="2.43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mbria" fo:font-size="16pt" fo:font-weight="bold" style:letter-kerning="true" style:font-size-asian="16pt" style:font-weight-asian="bold" style:font-size-complex="16pt" style:font-weight-complex="bold"/>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1.016cm" fo:margin-right="0cm" fo:line-height="100%" fo:text-indent="0cm" style:auto-text-indent="false"/>
    </style:style>
    <style:style style:name="P4" style:family="paragraph" style:parent-style-name="Standard">
      <style:paragraph-properties fo:margin-top="0cm" fo:margin-bottom="0.353cm" fo:line-height="115%"/>
    </style:style>
    <style:style style:name="P5" style:family="paragraph" style:parent-style-name="Standard">
      <style:paragraph-properties fo:margin-top="0cm" fo:margin-bottom="0.353cm" fo:line-height="115%"/>
      <style:text-properties fo:color="#000000" style:font-name="Tahoma" fo:font-size="10pt" style:font-size-asian="10pt" style:font-size-complex="10pt"/>
    </style:style>
    <style:style style:name="P6" style:family="paragraph" style:parent-style-name="Text_20_body">
      <style:paragraph-properties fo:margin-top="0cm" fo:margin-bottom="0.353cm" fo:line-height="115%"/>
    </style:style>
    <style:style style:name="P7" style:family="paragraph" style:parent-style-name="Standard">
      <style:paragraph-properties fo:margin-left="1.905cm" fo:margin-right="0cm" fo:margin-top="0cm" fo:margin-bottom="0.353cm" fo:line-height="115%" fo:text-indent="0cm" style:auto-text-indent="false"/>
    </style:style>
    <style:style style:name="P8" style:family="paragraph" style:parent-style-name="Standard">
      <style:paragraph-properties fo:margin-left="0.635cm" fo:margin-right="0cm" fo:margin-top="0cm" fo:margin-bottom="0.353cm" fo:line-height="115%" fo:text-indent="1.27cm" style:auto-text-indent="false"/>
    </style:style>
    <style:style style:name="P9" style:family="paragraph" style:parent-style-name="Standard">
      <style:paragraph-properties fo:margin-left="1.27cm" fo:margin-right="0cm" fo:margin-top="0cm" fo:margin-bottom="0.353cm" fo:line-height="115%" fo:text-indent="1.27cm" style:auto-text-indent="false"/>
    </style:style>
    <style:style style:name="P10" style:family="paragraph" style:parent-style-name="Preformatted_20_Text">
      <style:paragraph-properties fo:margin-left="1.27cm" fo:margin-right="0cm" fo:margin-top="0cm" fo:margin-bottom="0.353cm" fo:line-height="115%" fo:text-indent="1.27cm" style:auto-text-indent="false"/>
    </style:style>
    <style:style style:name="P11" style:family="paragraph" style:parent-style-name="Preformatted_20_Text">
      <style:paragraph-properties fo:margin-left="1.27cm" fo:margin-right="0cm" style:line-height-at-least="0.582cm" fo:text-indent="1.27cm" style:auto-text-indent="false"/>
    </style:style>
    <style:style style:name="P12" style:family="paragraph" style:parent-style-name="Standard">
      <style:paragraph-properties fo:margin-left="2.54cm" fo:margin-right="0cm" fo:margin-top="0cm" fo:margin-bottom="0.353cm" fo:line-height="115%" fo:text-indent="0cm" style:auto-text-indent="false"/>
    </style:style>
    <style:style style:name="P13" style:family="paragraph" style:parent-style-name="Standard">
      <style:paragraph-properties fo:margin-left="2.54cm" fo:margin-right="0cm" fo:margin-top="0cm" fo:margin-bottom="0.353cm" fo:line-height="115%" fo:text-indent="0cm" style:auto-text-indent="false"/>
      <style:text-properties style:text-underline-style="none"/>
    </style:style>
    <style:style style:name="P14" style:family="paragraph" style:parent-style-name="Standard">
      <style:paragraph-properties fo:margin-left="0.762cm" fo:margin-right="0cm" fo:margin-top="0cm" fo:margin-bottom="0.353cm" fo:line-height="115%" fo:text-indent="1.27cm" style:auto-text-indent="false"/>
    </style:style>
    <style:style style:name="P15" style:family="paragraph" style:parent-style-name="Preformatted_20_Text">
      <style:paragraph-properties fo:margin-left="0.762cm" fo:margin-right="0cm" fo:margin-top="0cm" fo:margin-bottom="0.353cm" fo:line-height="115%" fo:text-indent="1.27cm" style:auto-text-indent="false"/>
    </style:style>
    <style:style style:name="P16" style:family="paragraph" style:parent-style-name="Standard">
      <style:paragraph-properties fo:margin-left="2.032cm" fo:margin-right="0cm" fo:margin-top="0cm" fo:margin-bottom="0.353cm" fo:line-height="115%" fo:text-indent="0cm" style:auto-text-indent="false"/>
      <style:text-properties fo:font-size="11pt" style:font-size-asian="11pt"/>
    </style:style>
    <style:style style:name="P17" style:family="paragraph" style:parent-style-name="Preformatted_20_Text">
      <style:paragraph-properties fo:margin-left="2.032cm" fo:margin-right="0cm" fo:margin-top="0cm" fo:margin-bottom="0.353cm" fo:line-height="115%" fo:text-indent="0cm" style:auto-text-indent="false"/>
    </style:style>
    <style:style style:name="P18" style:family="paragraph" style:parent-style-name="Standard">
      <style:paragraph-properties fo:margin-left="1.27cm" fo:margin-right="0cm" fo:margin-top="0cm" fo:margin-bottom="0.353cm" fo:line-height="115%" fo:text-indent="0.762cm" style:auto-text-indent="false"/>
    </style:style>
    <style:style style:name="P19" style:family="paragraph" style:parent-style-name="Standard">
      <style:paragraph-properties fo:margin-left="1.27cm" fo:margin-right="0cm" fo:margin-top="0cm" fo:margin-bottom="0.353cm" fo:line-height="115%" fo:text-indent="0cm" style:auto-text-indent="false"/>
      <style:text-properties fo:font-size="11pt" style:font-size-asian="11pt"/>
    </style:style>
    <style:style style:name="P20" style:family="paragraph" style:parent-style-name="Contents_20_Heading">
      <style:paragraph-properties fo:break-before="page"/>
    </style:style>
    <style:style style:name="P21" style:family="paragraph" style:parent-style-name="Preformatted_20_Text">
      <style:paragraph-properties style:line-height-at-least="0.582cm"/>
      <style:text-properties style:font-name-complex="Calibri1" style:font-size-complex="12pt"/>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Standard">
      <style:paragraph-properties fo:text-align="center" style:justify-single-word="false"/>
      <style:text-properties fo:font-size="18pt" fo:font-weight="bold" style:font-size-asian="18pt" style:font-weight-asian="bold"/>
    </style:style>
    <style:style style:name="P25" style:family="paragraph" style:parent-style-name="Standard">
      <style:paragraph-properties fo:text-align="center" style:justify-single-word="false"/>
      <style:text-properties fo:font-size="14pt" fo:font-weight="bold" style:font-size-asian="14pt" style:font-weight-asian="bold"/>
    </style:style>
    <style:style style:name="P26" style:family="paragraph" style:parent-style-name="Standard" style:list-style-name="WWNum6">
      <style:paragraph-properties fo:line-height="100%"/>
    </style:style>
    <style:style style:name="P27" style:family="paragraph" style:parent-style-name="Standard">
      <style:paragraph-properties fo:margin-top="0cm" fo:margin-bottom="0.353cm" fo:line-height="115%"/>
    </style:style>
    <style:style style:name="P28" style:family="paragraph" style:parent-style-name="Standard" style:list-style-name="WWNum11">
      <style:paragraph-properties fo:margin-top="0cm" fo:margin-bottom="0.353cm" fo:line-height="115%"/>
    </style:style>
    <style:style style:name="P29" style:family="paragraph" style:parent-style-name="Standard" style:list-style-name="WWNum13">
      <style:paragraph-properties fo:margin-top="0cm" fo:margin-bottom="0.353cm" fo:line-height="115%"/>
    </style:style>
    <style:style style:name="P30" style:family="paragraph" style:parent-style-name="Standard" style:list-style-name="WWNum14">
      <style:paragraph-properties fo:margin-top="0cm" fo:margin-bottom="0.353cm" fo:line-height="115%"/>
    </style:style>
    <style:style style:name="P31" style:family="paragraph" style:parent-style-name="Standard" style:list-style-name="WWNum16">
      <style:paragraph-properties fo:margin-top="0cm" fo:margin-bottom="0.353cm" fo:line-height="115%"/>
    </style:style>
    <style:style style:name="P32" style:family="paragraph" style:parent-style-name="Standard" style:list-style-name="WWNum10">
      <style:paragraph-properties fo:margin-top="0cm" fo:margin-bottom="0.353cm" fo:line-height="115%"/>
    </style:style>
    <style:style style:name="P33" style:family="paragraph" style:parent-style-name="Standard" style:list-style-name="WWNum10">
      <style:paragraph-properties fo:margin-top="0cm" fo:margin-bottom="0.353cm" fo:line-height="115%" fo:text-align="start" style:justify-single-word="false"/>
    </style:style>
    <style:style style:name="P34" style:family="paragraph" style:parent-style-name="Standard" style:list-style-name="WWNum8">
      <style:paragraph-properties fo:margin-top="0cm" fo:margin-bottom="0.353cm" fo:line-height="115%">
        <style:tab-stops>
          <style:tab-stop style:position="1.27cm"/>
        </style:tab-stops>
      </style:paragraph-properties>
      <style:text-properties fo:font-size="11pt" style:font-size-asian="11pt"/>
    </style:style>
    <style:style style:name="P35" style:family="paragraph" style:parent-style-name="Standard" style:list-style-name="WWNum8">
      <style:paragraph-properties fo:margin-top="0cm" fo:margin-bottom="0.353cm" fo:line-height="115%"/>
      <style:text-properties fo:font-size="11pt" style:font-size-asian="11pt"/>
    </style:style>
    <style:style style:name="P36" style:family="paragraph" style:parent-style-name="Standard" style:list-style-name="WWNum11">
      <style:paragraph-properties fo:margin-top="0cm" fo:margin-bottom="0.353cm" fo:line-height="115%"/>
      <style:text-properties fo:color="#333333"/>
    </style:style>
    <style:style style:name="P37" style:family="paragraph" style:parent-style-name="Standard">
      <style:paragraph-properties fo:margin-top="0cm" fo:margin-bottom="0.353cm" fo:line-height="115%"/>
      <style:text-properties fo:color="#000000" style:font-name="Tahoma" fo:font-size="10pt" style:font-size-asian="10pt" style:font-size-complex="10pt"/>
    </style:style>
    <style:style style:name="P38" style:family="paragraph" style:parent-style-name="Standard" style:list-style-name="WWNum16">
      <style:paragraph-properties fo:margin-top="0cm" fo:margin-bottom="0.353cm" fo:line-height="115%"/>
      <style:text-properties fo:color="#000000" style:font-name="Tahoma" fo:font-size="10pt" style:font-size-asian="10pt" style:font-size-complex="10pt"/>
    </style:style>
    <style:style style:name="P39" style:family="paragraph" style:parent-style-name="Standard">
      <style:paragraph-properties fo:margin-top="0cm" fo:margin-bottom="0.353cm" fo:line-height="115%"/>
      <style:text-properties fo:color="#000000" style:font-name="Tahoma" fo:font-size="10pt" fo:font-weight="bold" style:font-size-asian="10pt" style:font-weight-asian="bold" style:font-size-complex="10pt" style:font-weight-complex="bold"/>
    </style:style>
    <style:style style:name="P40" style:family="paragraph" style:parent-style-name="Standard" style:list-style-name="WWNum16">
      <style:paragraph-properties fo:margin-top="0cm" fo:margin-bottom="0.353cm" fo:line-height="115%"/>
      <style:text-properties style:font-name="Tahoma" fo:font-size="10pt" style:font-size-asian="10pt" style:font-size-complex="10pt"/>
    </style:style>
    <style:style style:name="P41" style:family="paragraph" style:parent-style-name="Standard">
      <style:paragraph-properties fo:margin-left="1.905cm" fo:margin-right="0cm" fo:margin-top="0cm" fo:margin-bottom="0.353cm" fo:line-height="115%" fo:text-indent="0cm" style:auto-text-indent="false"/>
      <style:text-properties fo:font-size="11pt" fo:font-weight="bold" fo:background-color="#ffff00" style:font-size-asian="11pt" style:font-weight-asian="bold"/>
    </style:style>
    <style:style style:name="P42" style:family="paragraph" style:parent-style-name="Standard">
      <style:paragraph-properties fo:margin-left="0.635cm" fo:margin-right="0cm" fo:margin-top="0cm" fo:margin-bottom="0.353cm" fo:line-height="115%" fo:text-indent="1.27cm" style:auto-text-indent="false"/>
      <style:text-properties fo:font-size="11pt" fo:font-weight="bold" fo:background-color="#ffff00" style:font-size-asian="11pt" style:font-weight-asian="bold"/>
    </style:style>
    <style:style style:name="P43" style:family="paragraph" style:parent-style-name="Standard">
      <style:paragraph-properties fo:margin-left="0.635cm" fo:margin-right="0cm" fo:margin-top="0cm" fo:margin-bottom="0.353cm" fo:line-height="115%" fo:text-indent="1.27cm" style:auto-text-indent="false"/>
      <style:text-properties fo:font-weight="bold" fo:background-color="#ffff00" style:font-weight-asian="bold"/>
    </style:style>
    <style:style style:name="P44" style:family="paragraph" style:parent-style-name="Standard">
      <style:paragraph-properties fo:margin-left="0.762cm" fo:margin-right="0cm" fo:margin-top="0cm" fo:margin-bottom="0.353cm" fo:line-height="115%" fo:text-indent="1.27cm" style:auto-text-indent="false"/>
      <style:text-properties fo:font-weight="bold" fo:background-color="#ffff00" style:font-weight-asian="bold"/>
    </style:style>
    <style:style style:name="P45" style:family="paragraph" style:parent-style-name="Standard">
      <style:paragraph-properties fo:margin-left="0.762cm" fo:margin-right="0cm" fo:margin-top="0cm" fo:margin-bottom="0.353cm" fo:line-height="115%" fo:text-indent="1.27cm" style:auto-text-indent="false"/>
      <style:text-properties fo:color="#3a3a3a" style:font-name="Tahoma" fo:font-size="10pt" fo:font-weight="bold" fo:background-color="#ffff00" style:font-size-asian="10pt" style:font-weight-asian="bold" style:font-size-complex="10pt"/>
    </style:style>
    <style:style style:name="P46" style:family="paragraph" style:parent-style-name="Standard">
      <style:paragraph-properties fo:margin-left="2.032cm" fo:margin-right="0cm" fo:margin-top="0cm" fo:margin-bottom="0.353cm" fo:line-height="115%" fo:text-indent="0cm" style:auto-text-indent="false"/>
      <style:text-properties fo:color="#333333" fo:font-weight="bold" fo:background-color="#ffff00" style:font-weight-asian="bold"/>
    </style:style>
    <style:style style:name="P47" style:family="paragraph" style:parent-style-name="Heading_20_3" style:list-style-name="WWNum3"/>
    <style:style style:name="P48" style:family="paragraph" style:parent-style-name="Heading_20_1" style:list-style-name="WWNum3"/>
    <style:style style:name="P49" style:family="paragraph" style:parent-style-name="Heading_20_1" style:list-style-name="WWNum3">
      <style:paragraph-properties fo:break-before="page"/>
    </style:style>
    <style:style style:name="P50" style:family="paragraph" style:parent-style-name="Preformatted_20_Text">
      <style:paragraph-properties fo:margin-left="0.762cm" fo:margin-right="0cm" fo:margin-top="0cm" fo:margin-bottom="0.353cm" fo:line-height="115%" fo:text-indent="1.27cm" style:auto-text-indent="false"/>
      <style:text-properties fo:color="#24292e" style:font-name="Calibri" fo:font-size="12pt" fo:font-weight="bold" fo:background-color="#ffff00" style:font-size-asian="12pt" style:font-weight-asian="bold" style:font-name-complex="Calibri2" style:font-size-complex="12pt"/>
    </style:style>
    <style:style style:name="T1" style:family="text">
      <style:text-properties fo:font-weight="bold" fo:background-color="#ffff00" style:font-weight-asian="bold"/>
    </style:style>
    <style:style style:name="T2" style:family="text">
      <style:text-properties fo:font-weight="bold" style:font-weight-asian="bold"/>
    </style:style>
    <style:style style:name="T3" style:family="text">
      <style:text-properties text:display="none"/>
    </style:style>
    <style:style style:name="T4" style:family="text">
      <style:text-properties fo:font-size="11pt" style:font-size-asian="11pt"/>
    </style:style>
    <style:style style:name="T5" style:family="text">
      <style:text-properties fo:font-size="11pt" fo:font-weight="bold" fo:background-color="#ffff00" style:font-size-asian="11pt" style:font-weight-asian="bold"/>
    </style:style>
    <style:style style:name="T6" style:family="text">
      <style:text-properties fo:font-size="11pt" fo:font-weight="bold" style:font-size-asian="11pt" style:font-weight-asian="bold"/>
    </style:style>
    <style:style style:name="T7" style:family="text">
      <style:text-properties fo:background-color="#ffff00"/>
    </style:style>
    <style:style style:name="T8" style:family="text">
      <style:text-properties fo:color="#000080" fo:font-size="11pt" style:text-underline-style="solid" style:text-underline-width="auto" style:text-underline-color="font-color" fo:font-weight="bold" fo:background-color="#ffff00" style:font-size-asian="11pt" style:font-weight-asian="bold"/>
    </style:style>
    <style:style style:name="T9" style:family="text">
      <style:text-properties fo:color="#000080" fo:font-size="11pt" fo:font-weight="bold" fo:background-color="#ffff00" style:font-size-asian="11pt" style:font-weight-asian="bold"/>
    </style:style>
    <style:style style:name="T10" style:family="text">
      <style:text-properties fo:color="#000080" fo:font-size="11pt" fo:font-weight="bold" style:font-size-asian="11pt" style:font-weight-asian="bold"/>
    </style:style>
    <style:style style:name="T11" style:family="text">
      <style:text-properties fo:color="#333333" style:font-name="Calibri1" fo:font-size="12pt" fo:font-weight="bold" fo:background-color="#ffff00" style:font-size-asian="12pt" style:font-weight-asian="bold" style:font-name-complex="Calibri1" style:font-size-complex="12pt"/>
    </style:style>
    <style:style style:name="T12" style:family="text">
      <style:text-properties fo:color="#000000" style:font-name="Tahoma" fo:font-size="10pt" fo:background-color="#ffff00" style:font-size-asian="10pt"/>
    </style:style>
    <style:style style:name="T13" style:family="text">
      <style:text-properties fo:color="#000000" style:font-name="Tahoma" fo:font-size="10pt" fo:font-weight="bold" fo:background-color="#ffff00" style:font-size-asian="10pt" style:font-weight-asian="bold"/>
    </style:style>
    <style:style style:name="T14" style:family="text">
      <style:text-properties fo:color="#000000" style:font-name="Tahoma" fo:font-size="10pt" fo:font-weight="bold" style:font-size-asian="10pt" style:font-weight-asian="bold"/>
    </style:style>
    <style:style style:name="T15" style:family="text">
      <style:text-properties fo:color="#000000" style:font-name="Tahoma" fo:font-size="10pt" fo:font-weight="bold" style:font-size-asian="10pt" style:font-weight-asian="bold" style:font-size-complex="10pt"/>
    </style:style>
    <style:style style:name="T16" style:family="text">
      <style:text-properties fo:color="#000000" style:font-name="Tahoma" fo:font-size="10pt" style:text-underline-style="solid" style:text-underline-width="auto" style:text-underline-color="font-color" fo:font-weight="bold" fo:background-color="#ffff00" style:font-size-asian="10pt" style:font-weight-asian="bold"/>
    </style:style>
    <style:style style:name="T17" style:family="text">
      <style:text-properties fo:color="#000000" style:font-name="Tahoma" fo:font-size="10pt" style:font-size-asian="10pt"/>
    </style:style>
    <style:style style:name="T18" style:family="text">
      <style:text-properties fo:color="#000000" style:font-name="Tahoma" fo:font-size="10pt" style:font-size-asian="10pt" style:font-size-complex="10pt"/>
    </style:style>
    <style:style style:name="T19" style:family="text">
      <style:text-properties fo:color="#000000" style:font-name="Tahoma" fo:font-size="14pt" fo:font-weight="bold" style:font-size-asian="14pt" style:font-weight-asian="bold"/>
    </style:style>
    <style:style style:name="T20" style:family="text">
      <style:text-properties fo:color="#000000" style:font-name="Tahoma1" fo:font-size="10pt"/>
    </style:style>
    <style:style style:name="T21" style:family="text">
      <style:text-properties style:font-name="Tahoma" fo:font-size="10pt" style:font-size-asian="10pt" style:font-size-complex="10pt"/>
    </style:style>
    <style:style style:name="T22" style:family="text">
      <style:text-properties style:font-name="Tahoma" fo:font-size="10pt" fo:font-weight="bold" style:font-size-asian="10pt" style:font-weight-asian="bold" style:font-size-complex="10pt"/>
    </style:style>
    <style:style style:name="T23" style:family="text">
      <style:text-properties fo:color="#3a3a3a" style:font-name="Tahoma" fo:font-size="10pt" fo:font-weight="bold" fo:background-color="#ffff00" style:font-size-asian="10pt" style:font-weight-asian="bold" style:font-size-complex="10pt"/>
    </style:style>
    <style:style style:name="T24" style:family="text">
      <style:text-properties fo:color="#3a3a3a" style:font-name="Tahoma" fo:font-size="10.5pt" fo:font-weight="bold" fo:background-color="#ffff00" style:font-size-asian="10.5pt" style:font-weight-asian="bold"/>
    </style:style>
    <style:style style:name="T25" style:family="text">
      <style:text-properties fo:color="#3a3a3a" style:font-name="Tahoma2" fo:background-color="#ffff00" style:font-name-complex="Calibri1"/>
    </style:style>
    <style:style style:name="T26" style:family="text">
      <style:text-properties fo:color="#3a3a3a" style:font-name="Tahoma2" fo:font-weight="bold" fo:background-color="#ffff00" style:font-weight-asian="bold" style:font-name-complex="Calibri1"/>
    </style:style>
    <style:style style:name="T27" style:family="text">
      <style:text-properties fo:color="#3a3a3a" style:font-name="Tahoma2" fo:font-size="10.5pt" fo:font-weight="bold" fo:background-color="#ffff00" style:font-size-asian="10.5pt" style:font-weight-asian="bold" style:font-name-complex="Calibri1" style:font-size-complex="12pt"/>
    </style:style>
    <style:style style:name="T28" style:family="text">
      <style:text-properties fo:color="#e94849" style:font-name="Tahoma2" fo:background-color="#ffff00" style:font-name-complex="Calibri1"/>
    </style:style>
    <style:style style:name="T29" style:family="text">
      <style:text-properties fo:color="#e94849" style:font-name="Tahoma2" fo:font-weight="bold" fo:background-color="#ffff00" style:font-weight-asian="bold" style:font-name-complex="Calibri1"/>
    </style:style>
    <style:style style:name="T30" style:family="text">
      <style:text-properties fo:color="#e94849" style:font-name="Tahoma2" fo:font-size="10.5pt" fo:font-weight="bold" fo:background-color="#ffff00" style:font-size-asian="10.5pt" style:font-weight-asian="bold" style:font-name-complex="Calibri1" style:font-size-complex="12pt"/>
    </style:style>
    <style:style style:name="T31" style:family="text">
      <style:text-properties fo:color="#ff6600" style:font-name="Tahoma2" fo:font-size="10.5pt" fo:font-weight="bold" fo:background-color="#ffff00" style:font-size-asian="10.5pt" style:font-weight-asian="bold" style:font-name-complex="Calibri1"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4">DevOps Manual</text:p>
        <text:p text:style-name="P25">Draft Version</text:p>
        <text:p text:style-name="Standard"/>
        <text:p text:style-name="P20">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582_69473464" text:style-name="Internet_20_link" text:visited-style-name="Visited_20_Internet_20_Link">1Introduction<text:tab/>3</text:a></text:p>
            <text:p text:style-name="P23"><text:a xlink:type="simple" xlink:href="#__RefHeading__584_69473464" text:style-name="Internet_20_link" text:visited-style-name="Visited_20_Internet_20_Link">2Prerequisites<text:tab/>4</text:a></text:p>
            <text:p text:style-name="P23"><text:a xlink:type="simple" xlink:href="#__RefHeading__586_69473464" text:style-name="Internet_20_link" text:visited-style-name="Visited_20_Internet_20_Link">2.1Hardware requirements<text:tab/>4</text:a></text:p>
            <text:p text:style-name="P23"><text:a xlink:type="simple" xlink:href="#__RefHeading__588_69473464" text:style-name="Internet_20_link" text:visited-style-name="Visited_20_Internet_20_Link">2.2Software requirements<text:tab/>4</text:a></text:p>
            <text:p text:style-name="P23"><text:a xlink:type="simple" xlink:href="#__RefHeading__590_69473464" text:style-name="Internet_20_link" text:visited-style-name="Visited_20_Internet_20_Link">3Installation procedure<text:tab/>5</text:a></text:p>
            <text:p text:style-name="P23"><text:a xlink:type="simple" xlink:href="#__RefHeading__592_69473464" text:style-name="Internet_20_link" text:visited-style-name="Visited_20_Internet_20_Link">4Jenkins Configuration<text:tab/>7</text:a></text:p>
            <text:p text:style-name="P23"><text:a xlink:type="simple" xlink:href="#__RefHeading__594_69473464" text:style-name="Internet_20_link" text:visited-style-name="Visited_20_Internet_20_Link">4.1Build Procedure<text:tab/>7</text:a></text:p>
            <text:p text:style-name="P22"><text:a xlink:type="simple" xlink:href="#__RefHeading__596_69473464" text:style-name="Internet_20_link" text:visited-style-name="Visited_20_Internet_20_Link">4.1.1Setting up Maven project<text:tab/>7</text:a></text:p>
            <text:p text:style-name="P22"><text:a xlink:type="simple" xlink:href="#__RefHeading__598_69473464" text:style-name="Internet_20_link" text:visited-style-name="Visited_20_Internet_20_Link">4.1.2Setting up Angular project<text:tab/>7</text:a></text:p>
            <text:p text:style-name="P23"><text:a xlink:type="simple" xlink:href="#__RefHeading__600_69473464" text:style-name="Internet_20_link" text:visited-style-name="Visited_20_Internet_20_Link">4.2Deployment Procedure<text:tab/>8</text:a></text:p>
            <text:p text:style-name="P23"><text:a xlink:type="simple" xlink:href="#__RefHeading__602_69473464" text:style-name="Internet_20_link" text:visited-style-name="Visited_20_Internet_20_Link">5References<text:tab/>10</text:a></text:p>
          </text:index-body>
        </text:table-of-content>
        <text:p text:style-name="Standard"><text:a xlink:type="simple" xlink:href="#_Toc510528877" text:style-name="Internet_20_link" text:visited-style-name="Visited_20_Internet_20_Link"><text:span text:style-name="T3"/></text:a></text:p>
        <text:p text:style-name="Standard"/>
        <text:list xml:id="list275034663603461890" text:style-name="WWNum3">
          <text:list-item>
            <text:h text:style-name="P49" text:outline-level="1"><text:bookmark-start text:name="_Toc510528877"/><text:bookmark-start text:name="__RefHeading__582_69473464"/>Introduction<text:bookmark-end text:name="_Toc510528877"/><text:bookmark-end text:name="__RefHeading__582_69473464"/></text:h>
          </text:list-item>
        </text:list>
        <text:p text:style-name="P2">This document provides the step by step procedure for setting up the Continuous Integration and Delivery process in the projects based on Angular (frontend) and Java (backend). Same can be extended to projects using other technologies such as .Net, by choosing right set of tools and plug-ins. This document is based on the DevOps implementation done in ARMIS project.</text:p>
        <text:p text:style-name="P1"><text:bookmark-start text:name="_Toc510528878"/></text:p>
        <text:list xml:id="list33713004" text:continue-numbering="true" text:style-name="WWNum3">
          <text:list-item>
            <text:h text:style-name="P49" text:outline-level="1"><text:bookmark-start text:name="__RefHeading__584_69473464"/>Prerequisites<text:bookmark-end text:name="_Toc510528878"/><text:bookmark-end text:name="__RefHeading__584_69473464"/></text:h>
            <text:list>
              <text:list-item>
                <text:h text:style-name="P48" text:outline-level="1"><text:bookmark-start text:name="_Toc510528879"/><text:bookmark-start text:name="__RefHeading__586_69473464"/>Hardware requirements<text:bookmark-end text:name="_Toc510528879"/><text:bookmark-end text:name="__RefHeading__586_69473464"/></text:h>
              </text:list-item>
            </text:list>
          </text:list-item>
        </text:list>
        <text:p text:style-name="P3">Minimum hardware requirements:</text:p>
        <text:list xml:id="list7727987144011141306" text:style-name="WWNum6">
          <text:list-item>
            <text:p text:style-name="P26">RedHat Linux/CentOS operating system</text:p>
          </text:list-item>
          <text:list-item>
            <text:p text:style-name="P26">256 MB RAM</text:p>
          </text:list-item>
          <text:list-item>
            <text:p text:style-name="P26">1GB disk space (10 GB is a recommended if running Docker container)</text:p>
          </text:list-item>
        </text:list>
        <text:list xml:id="list33724209" text:continue-list="list33713004" text:style-name="WWNum3">
          <text:list-item>
            <text:list>
              <text:list-item>
                <text:h text:style-name="P48" text:outline-level="1"><text:bookmark-start text:name="_Toc510528880"/><text:bookmark-start text:name="__RefHeading__588_69473464"/>Software requirements<text:bookmark-end text:name="_Toc510528880"/><text:bookmark-end text:name="__RefHeading__588_69473464"/></text:h>
              </text:list-item>
            </text:list>
          </text:list-item>
        </text:list>
        <text:list xml:id="list2725672626524971915" text:style-name="WWNum8">
          <text:list-item>
            <text:list>
              <text:list-item>
                <text:p text:style-name="P34">Java 8 (either Java Runtime Environment (JRE) or a Java Development Kit (JDK) is fine)</text:p>
              </text:list-item>
            </text:list>
          </text:list-item>
        </text:list>
        <text:p text:style-name="P1"><text:bookmark-start text:name="_Toc510528881"/></text:p>
        <text:list xml:id="list33727923" text:continue-list="list33724209" text:style-name="WWNum3">
          <text:list-item>
            <text:h text:style-name="P49" text:outline-level="1"><text:bookmark-start text:name="__RefHeading__590_69473464"/>Installation procedure<text:bookmark-end text:name="_Toc510528881"/><text:bookmark-end text:name="__RefHeading__590_69473464"/></text:h>
          </text:list-item>
        </text:list>
        <text:list xml:id="list33710124" text:continue-list="list2725672626524971915" text:style-name="WWNum8">
          <text:list-item>
            <text:list>
              <text:list-item>
                <text:p text:style-name="P35">Spin up a linux machine locally or on cloud</text:p>
              </text:list-item>
              <text:list-item>
                <text:p text:style-name="P35">Install Java</text:p>
              </text:list-item>
            </text:list>
          </text:list-item>
        </text:list>
        <text:p text:style-name="P41">sudo yum install java -y</text:p>
        <text:list xml:id="list33713266" text:continue-numbering="true" text:style-name="WWNum8">
          <text:list-item>
            <text:list>
              <text:list-item>
                <text:p text:style-name="P35">Check if Java is installed successfully</text:p>
              </text:list-item>
            </text:list>
          </text:list-item>
        </text:list>
        <text:p text:style-name="P41">Java --version</text:p>
        <text:list xml:id="list33721212" text:continue-numbering="true" text:style-name="WWNum8">
          <text:list-item>
            <text:list>
              <text:list-item>
                <text:p text:style-name="P35">Install wget package</text:p>
              </text:list-item>
            </text:list>
          </text:list-item>
        </text:list>
        <text:p text:style-name="P4"><text:span text:style-name="T6"><text:tab/> <text:s text:c="2"/></text:span><text:span text:style-name="T5">sudo yum install wget -y</text:span><text:span text:style-name="T6"> </text:span></text:p>
        <text:list xml:id="list33734135" text:continue-numbering="true" text:style-name="WWNum8">
          <text:list-item>
            <text:list>
              <text:list-item>
                <text:p text:style-name="P35">Install Jenkins</text:p>
              </text:list-item>
            </text:list>
          </text:list-item>
        </text:list>
        <text:p text:style-name="P8"><text:span text:style-name="T5">sudo wget -O /etc/yum.repos.d/jenkins.repo </text:span><text:a xlink:type="simple" xlink:href="https://pkg.jenkins.io/redhat-stable/jenkins.repo" text:style-name="Internet_20_link" text:visited-style-name="Visited_20_Internet_20_Link"><text:span text:style-name="T5">https://pkg.jenkins.io/redhat-stable/jenkins.repo</text:span></text:a></text:p>
        <text:p text:style-name="P8"><text:span text:style-name="T5">sudo rpm --import </text:span><text:a xlink:type="simple" xlink:href="https://pkg.jenkins.io/redhat-stable/jenkins.io.key" text:style-name="Internet_20_link" text:visited-style-name="Visited_20_Internet_20_Link"><text:span text:style-name="T5">https://pkg.jenkins.io/redhat-stable/jenkins.io.key</text:span></text:a></text:p>
        <text:p text:style-name="P42">sudo yum update</text:p>
        <text:p text:style-name="P42">sudo yum install jenkins</text:p>
        <text:list xml:id="list33728044" text:continue-numbering="true" text:style-name="WWNum8">
          <text:list-item>
            <text:list>
              <text:list-item>
                <text:p text:style-name="P35">Check if Jenkins is installed successfully</text:p>
                <text:list>
                  <text:list-item>
                    <text:p text:style-name="P35">Browse the Jenkins page over port 8080</text:p>
                  </text:list-item>
                </text:list>
              </text:list-item>
            </text:list>
          </text:list-item>
        </text:list>
        <text:p text:style-name="P9"><text:a xlink:type="simple" xlink:href="http://ipaddress:8080/" text:style-name="Internet_20_link" text:visited-style-name="Visited_20_Internet_20_Link"><text:span text:style-name="T8">http://&lt;ipaddress&gt;:8080</text:span></text:a><text:span text:style-name="T7"> <text:s/></text:span></text:p>
        <text:p text:style-name="P9"><text:a xlink:type="simple" xlink:href="http://localhost:8080/" text:style-name="Internet_20_link" text:visited-style-name="Visited_20_Internet_20_Link"><text:span text:style-name="T8">http://localhost:8080</text:span></text:a> (in case of local installation)</text:p>
        <text:list xml:id="list33727310" text:continue-numbering="true" text:style-name="WWNum8">
          <text:list-item>
            <text:list>
              <text:list-item>
                <text:list>
                  <text:list-item>
                    <text:p text:style-name="P35">Enter initial (default) admin password. This can be found at following location on the linux machine</text:p>
                  </text:list-item>
                </text:list>
              </text:list-item>
            </text:list>
          </text:list-item>
        </text:list>
        <text:p text:style-name="P13"><text:span text:style-name="T9">cat <text:s/>/var/lib/jenkins/secrets/initialAdminPassword</text:span><text:span text:style-name="T10"> </text:span></text:p>
        <text:list xml:id="list33729689" text:continue-numbering="true" text:style-name="WWNum8">
          <text:list-item>
            <text:list>
              <text:list-item>
                <text:list>
                  <text:list-item>
                    <text:p text:style-name="P35">Next it will prompt to create admin user. Create the same and login using newly created credentials</text:p>
                  </text:list-item>
                  <text:list-item>
                    <text:p text:style-name="P35">Jenkins dashboard will be displayed successfully</text:p>
                  </text:list-item>
                </text:list>
              </text:list-item>
              <text:list-item>
                <text:p text:style-name="P35">Install maven</text:p>
              </text:list-item>
            </text:list>
          </text:list-item>
        </text:list>
        <text:p text:style-name="P7"><text:span text:style-name="T1">sudo wget </text:span><text:a xlink:type="simple" xlink:href="http://repos.fedorapeople.org/repos/dchen/apache-maven/epel-apache-maven.repo" text:style-name="Internet_20_link" text:visited-style-name="Visited_20_Internet_20_Link"><text:span text:style-name="T1">http://repos.fedorapeople.org/repos/dchen/apache-maven/epel-apache-maven.repo</text:span></text:a><text:span text:style-name="T1"> -O /etc/yum.repos.d/epel-apache-maven.repo</text:span></text:p>
        <text:p text:style-name="P43">sudo yum install apache-maven</text:p>
        <text:p text:style-name="P43"/>
        <text:list xml:id="list33712342" text:continue-numbering="true" text:style-name="WWNum8">
          <text:list-item>
            <text:list>
              <text:list-item>
                <text:p text:style-name="P35"><text:soft-page-break/>Check if maven is installed successfully</text:p>
              </text:list-item>
            </text:list>
          </text:list-item>
        </text:list>
        <text:p text:style-name="P43">mvn --version</text:p>
        <text:list xml:id="list14402858325198766" text:style-name="WWNum11">
          <text:list-item>
            <text:p text:style-name="P28">Set path of both java and maven in .bashrc file</text:p>
          </text:list-item>
        </text:list>
        <text:p text:style-name="P44">export M2_HOME=/usr/share/apache-maven</text:p>
        <text:p text:style-name="P44">export M2=/usr/share/apache-maven/bin</text:p>
        <text:p text:style-name="P44">export JAVA_HOME=/usr/lib/jvm/java-1.8.0-openjdk-1.8.0.161-0.b14.el7_4.x86_64/jre</text:p>
        <text:p text:style-name="P44">export PATH=$PATH:$JAVA_HOME:$M2</text:p>
        <text:list xml:id="list33709366" text:continue-numbering="true" text:style-name="WWNum11">
          <text:list-item>
            <text:p text:style-name="P28">Run .bashrc file for changes to take effect</text:p>
          </text:list-item>
          <text:list-item>
            <text:p text:style-name="P28">Install nodejs</text:p>
          </text:list-item>
        </text:list>
        <text:p text:style-name="P15"><text:span text:style-name="Source_20_Text"><text:span text:style-name="T11">curl --silent --location https://rpm.nodesource.com/setup_8.x | sudo bash -</text:span></text:span></text:p>
        <text:p text:style-name="P15"><text:span text:style-name="Source_20_Text"><text:span text:style-name="T11">sudo yum -y install nodejs</text:span></text:span></text:p>
        <text:p text:style-name="P15"><text:span text:style-name="Source_20_Text"><text:span text:style-name="T11">sudo yum install gcc-c++ make</text:span></text:span></text:p>
        <text:list xml:id="list33730690" text:continue-numbering="true" text:style-name="WWNum11">
          <text:list-item>
            <text:p text:style-name="P28">Install Angular-CLI</text:p>
          </text:list-item>
        </text:list>
        <text:p text:style-name="P50">npm install -g @angular/cli</text:p>
        <text:list xml:id="list33710673" text:continue-numbering="true" text:style-name="WWNum11">
          <text:list-item>
            <text:p text:style-name="P36">Check if nodejs and Angular-CLI are installed successfully</text:p>
          </text:list-item>
        </text:list>
        <text:p text:style-name="P46">npm -version</text:p>
        <text:p text:style-name="P46">node --version</text:p>
        <text:p text:style-name="P46">ng -v</text:p>
        <text:p text:style-name="P1"><text:bookmark-start text:name="_Toc510528882"/></text:p>
        <text:list xml:id="list33706754" text:continue-list="list33727923" text:style-name="WWNum3">
          <text:list-item>
            <text:h text:style-name="P49" text:outline-level="1"><text:bookmark-start text:name="__RefHeading__592_69473464"/>Jenkins Configuration<text:bookmark-end text:name="_Toc510528882"/><text:bookmark-end text:name="__RefHeading__592_69473464"/></text:h>
            <text:list>
              <text:list-item>
                <text:h text:style-name="P48" text:outline-level="1"><text:bookmark-start text:name="_Toc510528883"/><text:bookmark-start text:name="__RefHeading__594_69473464"/>Build Procedure<text:bookmark-end text:name="_Toc510528883"/><text:bookmark-end text:name="__RefHeading__594_69473464"/></text:h>
                <text:list>
                  <text:list-item>
                    <text:h text:style-name="P47" text:outline-level="3"><text:bookmark-start text:name="_Toc510528884"/><text:bookmark-start text:name="__RefHeading__596_69473464"/>Setting up Maven project<text:bookmark-end text:name="_Toc510528884"/><text:bookmark-end text:name="__RefHeading__596_69473464"/></text:h>
                  </text:list-item>
                </text:list>
              </text:list-item>
            </text:list>
          </text:list-item>
        </text:list>
        <text:list xml:id="list33723138" text:continue-list="list33710673" text:style-name="WWNum11">
          <text:list-item>
            <text:p text:style-name="P28">Go to Jenkins dashboard</text:p>
          </text:list-item>
          <text:list-item>
            <text:p text:style-name="P28">Click on Manage jenkins--&gt;manage plugins</text:p>
          </text:list-item>
          <text:list-item>
            <text:p text:style-name="P28">Click on Advance section. In advance section upload plug-in is available browse the path of the plugin and click upload. Click on install without restart</text:p>
          </text:list-item>
          <text:list-item>
            <text:p text:style-name="P28"><text:s/>To <text:s/>download the plugin use this link <text:span text:style-name="T20"><text:s/></text:span><text:a xlink:type="simple" xlink:href="https://updates.jenkins.io/download/plugins/" office:target-frame-name="_blank" xlink:show="new" text:style-name="Internet_20_link" text:visited-style-name="Visited_20_Internet_20_Link">https://updates.jenkins.io/download/plugins/</text:a> </text:p>
          </text:list-item>
          <text:list-item>
            <text:p text:style-name="P28">Repeat same process for “<text:span text:style-name="T2">deploy</text:span>”plug-in</text:p>
          </text:list-item>
          <text:list-item>
            <text:p text:style-name="P28">Click on Jenkins on left side top</text:p>
          </text:list-item>
          <text:list-item>
            <text:p text:style-name="P28">Click on New Item--&gt; select <text:span text:style-name="T2">maven project</text:span> and enter the name of the project and click ok</text:p>
          </text:list-item>
          <text:list-item>
            <text:p text:style-name="P28">In <text:span text:style-name="T2">source code management</text:span> click on git and URL section paste the URL of <text:span text:style-name="T2">git</text:span> where the maven project is located</text:p>
          </text:list-item>
          <text:list-item>
            <text:p text:style-name="P28">Add git credentials</text:p>
          </text:list-item>
          <text:list-item>
            <text:p text:style-name="P28">Specify the branch form which you want to issue the builds</text:p>
          </text:list-item>
          <text:list-item>
            <text:p text:style-name="P28">Move to <text:span text:style-name="T2">Build Section</text:span></text:p>
          </text:list-item>
          <text:list-item>
            <text:p text:style-name="P28">Root of the pom.xml you enter <text:span text:style-name="T2">pom.xml</text:span></text:p>
          </text:list-item>
          <text:list-item>
            <text:p text:style-name="P28">Goals <text:span text:style-name="T2">clean install</text:span> </text:p>
          </text:list-item>
          <text:list-item>
            <text:p text:style-name="P28">Down of that page click on <text:span text:style-name="T2">apply</text:span> and <text:span text:style-name="T2">save</text:span>.</text:p>
          </text:list-item>
          <text:list-item>
            <text:p text:style-name="P28">Right click on Project name click on <text:span text:style-name="T2">build </text:span></text:p>
          </text:list-item>
          <text:list-item>
            <text:p text:style-name="P28">Now your maven project is building.</text:p>
          </text:list-item>
          <text:list-item>
            <text:p text:style-name="P28">You want to see the console out-put Right click on <text:span text:style-name="T2">build numbe</text:span>r on right side click on <text:span text:style-name="T2">console output </text:span></text:p>
          </text:list-item>
          <text:list-item>
            <text:p text:style-name="P28">It show the output of the project whether your project is <text:span text:style-name="T2">success</text:span> of <text:span text:style-name="T2">failure</text:span>.</text:p>
          </text:list-item>
        </text:list>
        <text:list xml:id="list33714037" text:continue-list="list33706754" text:style-name="WWNum3">
          <text:list-item>
            <text:list>
              <text:list-item>
                <text:list>
                  <text:list-item>
                    <text:h text:style-name="P47" text:outline-level="3"><text:bookmark-start text:name="_Toc510528885"/><text:bookmark-start text:name="__RefHeading__598_69473464"/>Setting up Angular project<text:bookmark-end text:name="_Toc510528885"/><text:bookmark-end text:name="__RefHeading__598_69473464"/></text:h>
                  </text:list-item>
                </text:list>
              </text:list-item>
            </text:list>
          </text:list-item>
        </text:list>
        <text:list xml:id="list4740978145372285075" text:style-name="WWNum13">
          <text:list-item>
            <text:p text:style-name="P29">Click on New Item--&gt; select <text:span text:style-name="T2">Free style project</text:span> and enter the name of the project and click ok</text:p>
          </text:list-item>
          <text:list-item>
            <text:p text:style-name="P29"><text:soft-page-break/>In <text:span text:style-name="T2">source code management</text:span> click on git and URL section paste the URL of <text:span text:style-name="T2">git</text:span> where the Angular project is located</text:p>
          </text:list-item>
          <text:list-item>
            <text:p text:style-name="P29">Next add the credential to the git so click on add, give the username and password of the git hub and click ok</text:p>
          </text:list-item>
          <text:list-item>
            <text:p text:style-name="P29">After save the credential click on none its show your git hub credential click on it</text:p>
          </text:list-item>
          <text:list-item>
            <text:p text:style-name="P29">Next from which branch you want to pull the code you have to mention. Otherwise by default it take the master branch</text:p>
          </text:list-item>
          <text:list-item>
            <text:p text:style-name="P29">Click on Build section select <text:span text:style-name="T2"><text:s/>execute shell </text:span></text:p>
          </text:list-item>
          <text:list-item>
            <text:p text:style-name="P29">copy paste the below command </text:p>
          </text:list-item>
        </text:list>
        <text:p text:style-name="P18">#First we have checkout to workspace of the project</text:p>
        <text:p text:style-name="P12"><text:span text:style-name="T13">cd <text:s/>/var/lib/jenkins/workspace</text:span><text:span text:style-name="T12">/</text:span><text:span text:style-name="T16">project-name-we-have-created/project-name-given -by- developer</text:span></text:p>
        <text:p text:style-name="P12"><text:span text:style-name="T2">#</text:span>this command create the node modules for angular project.</text:p>
        <text:p text:style-name="P4"><text:s text:c="2"/><text:tab/><text:tab/><text:span text:style-name="T1">npm install</text:span></text:p>
        <text:p text:style-name="P4"><text:s/><text:tab/><text:tab/>#To build the project</text:p>
        <text:p text:style-name="P6"><text:span text:style-name="T17"><text:s text:c="3"/><text:tab/><text:tab/></text:span><text:span text:style-name="T13">ng build --base-href=/</text:span><text:span text:style-name="T16">project-name-given -by- developer</text:span><text:span text:style-name="T13">/</text:span></text:p>
        <text:list xml:id="list2174923191212081099" text:style-name="WWNum14">
          <text:list-item>
            <text:p text:style-name="P30">Down of that page click on <text:span text:style-name="T2">apply</text:span> and <text:span text:style-name="T2">save</text:span>.</text:p>
          </text:list-item>
          <text:list-item>
            <text:p text:style-name="P30">Right click on Project name click on <text:span text:style-name="T2">build </text:span></text:p>
          </text:list-item>
          <text:list-item>
            <text:p text:style-name="P30">Now your<text:span text:style-name="T2"> Angular project</text:span> is building</text:p>
          </text:list-item>
          <text:list-item>
            <text:p text:style-name="P30">You want to see the console out-put Right click on <text:span text:style-name="T2">build numbe</text:span>r on right side click on <text:span text:style-name="T2">console output </text:span></text:p>
          </text:list-item>
          <text:list-item>
            <text:p text:style-name="P30"><text:span text:style-name="T17">It show the <text:s/>out put of the project whether your project is </text:span><text:span text:style-name="T14">success</text:span><text:span text:style-name="T17"> of </text:span><text:span text:style-name="T14">failure</text:span></text:p>
          </text:list-item>
        </text:list>
        <text:list xml:id="list33705146" text:continue-list="list33714037" text:style-name="WWNum3">
          <text:list-item>
            <text:list>
              <text:list-item>
                <text:h text:style-name="P48" text:outline-level="1"><text:bookmark-start text:name="_Toc510528886"/><text:bookmark-start text:name="__RefHeading__600_69473464"/>Deployment Procedure<text:bookmark-end text:name="_Toc510528886"/><text:bookmark-end text:name="__RefHeading__600_69473464"/></text:h>
              </text:list-item>
            </text:list>
          </text:list-item>
        </text:list>
        <text:list xml:id="list7604649425762325873" text:style-name="WWNum16">
          <text:list-item>
            <text:p text:style-name="P38">Install tomcat</text:p>
          </text:list-item>
        </text:list>
        <text:p text:style-name="P14"><text:span text:style-name="T23">sudo yum install tomcat</text:span><text:span text:style-name="T22"> </text:span></text:p>
        <text:list xml:id="list33703239" text:continue-numbering="true" text:style-name="WWNum16">
          <text:list-item>
            <text:p text:style-name="P40">Open the tomcat.conf </text:p>
          </text:list-item>
        </text:list>
        <text:p text:style-name="P14"><text:span text:style-name="T23">sudo vi /usr/share/tomcat/conf/tomcat.conf</text:span><text:span text:style-name="T22"> </text:span></text:p>
        <text:list xml:id="list33731071" text:continue-numbering="true" text:style-name="WWNum16">
          <text:list-item>
            <text:p text:style-name="P31"><text:span text:style-name="T21">Once you open the file go to insert mode by pressing</text:span><text:span text:style-name="T22"> <text:s/>“A “ </text:span><text:span text:style-name="T21">in the key board and copy paste the below content at top of the file</text:span></text:p>
          </text:list-item>
        </text:list>
        <text:p text:style-name="P17"><text:span text:style-name="Source_20_Text"><text:span text:style-name="T26">JAVA_OPTS="-Djava.security.egd=file:/dev/./urandom -Djava.awt.headless=true -Xmx</text:span></text:span><text:span text:style-name="Source_20_Text"><text:span text:style-name="T29">512m</text:span></text:span><text:span text:style-name="Source_20_Text"><text:span text:style-name="T26"> -XX:MaxPermSize=</text:span></text:span><text:span text:style-name="Source_20_Text"><text:span text:style-name="T29">256m</text:span></text:span><text:span text:style-name="Source_20_Text"><text:span text:style-name="T26"> -XX:+UseConcMarkSweepGC"</text:span></text:span></text:p>
        <text:p text:style-name="P45"><text:soft-page-break/></text:p>
        <text:p text:style-name="P45">sudo yum install tomcat-webapps tomcat-admin-webapps <text:s/>-y </text:p>
        <text:p text:style-name="P14"><text:span text:style-name="T23">sudo vi /usr/share/tomcat/conf/tomcat-users.xml</text:span><text:span text:style-name="T15"> </text:span></text:p>
        <text:list xml:id="list33722987" text:continue-numbering="true" text:style-name="WWNum16">
          <text:list-item>
            <text:p text:style-name="P38">Copy and replace the below content</text:p>
          </text:list-item>
        </text:list>
        <text:p text:style-name="P10"><text:span text:style-name="Source_20_Text"><text:span text:style-name="T25">&lt;tomcat-users&gt;</text:span></text:span></text:p>
        <text:p text:style-name="P10"><text:span text:style-name="Source_20_Text"><text:span text:style-name="T25"><text:s text:c="2"/><text:tab/><text:tab/> <text:s/>&lt;user username="</text:span></text:span><text:span text:style-name="Source_20_Text"><text:span text:style-name="T28">admin</text:span></text:span><text:span text:style-name="Source_20_Text"><text:span text:style-name="T25">" password="</text:span></text:span><text:span text:style-name="Source_20_Text"><text:span text:style-name="T28">password</text:span></text:span><text:span text:style-name="Source_20_Text"><text:span text:style-name="T25">" roles="manager-gui,admin-gui"/&gt;</text:span></text:span></text:p>
        <text:p text:style-name="P11"><text:span text:style-name="Source_20_Text"><text:span text:style-name="T25">&lt;/tomcat-users&gt;</text:span></text:span></text:p>
        <text:p text:style-name="P21"/>
        <text:list xml:id="list33734749" text:continue-numbering="true" text:style-name="WWNum16">
          <text:list-item>
            <text:p text:style-name="P38">Start tomcat service</text:p>
          </text:list-item>
        </text:list>
        <text:p text:style-name="P14"><text:span text:style-name="T24">sudo systemctl start tomcat</text:span><text:span text:style-name="T19"> </text:span></text:p>
        <text:p text:style-name="P15"><text:span text:style-name="Source_20_Text"><text:span text:style-name="T27">http://</text:span></text:span><text:span text:style-name="Source_20_Text"><text:span text:style-name="T31">&lt;</text:span></text:span><text:span text:style-name="Source_20_Text"><text:span text:style-name="T30">server_IP_address&gt;</text:span></text:span><text:span text:style-name="Source_20_Text"><text:span text:style-name="T27">:8080</text:span></text:span></text:p>
        <text:p text:style-name="P5"/>
        <text:p text:style-name="P5">For Continues Deployment in jenkins we need <text:s/>to install plugin under manage-plugin</text:p>
        <text:p text:style-name="P4"><text:span text:style-name="T15">Deploy plugin : </text:span><text:span text:style-name="T18">It is used to deploy the war files to tomcat-webapps</text:span></text:p>
        <text:p text:style-name="P4"><text:span text:style-name="T18">Otherwise we a write a </text:span><text:span text:style-name="T15">script </text:span><text:span text:style-name="T18">for deployment in execute shell(post build step).</text:span></text:p>
        <text:p text:style-name="P4"><text:span text:style-name="T18">Once you install the </text:span><text:span text:style-name="T15">DEPLOY</text:span><text:span text:style-name="T18"> plugin in post build section you find </text:span><text:span text:style-name="T15">deploy war/ear files to container</text:span><text:span text:style-name="T18"> click on deploy war/ear to container </text:span></text:p>
        <text:p text:style-name="P4"><text:span text:style-name="T18"/></text:p>
        <text:p text:style-name="P4"><text:span text:style-name="T18"/></text:p>
        <text:p text:style-name="P39">For more information go through the below link</text:p>
        <text:p text:style-name="P1"><text:bookmark-start text:name="_Toc510528887"/></text:p>
        <text:list xml:id="list33734683" text:continue-list="list33705146" text:style-name="WWNum3">
          <text:list-item>
            <text:h text:style-name="P49" text:outline-level="1"><text:bookmark-start text:name="__RefHeading__602_69473464"/>Referen<text:bookmark-end text:name="_Toc510528887"/>ces<text:bookmark-end text:name="__RefHeading__602_69473464"/></text:h>
          </text:list-item>
        </text:list>
        <text:p text:style-name="Text_20_body"/>
        <table:table table:name="Table1" table:style-name="Table1">
          <table:table-column table:style-name="Table1.A"/>
          <table:table-column table:style-name="Table1.B"/>
          <table:table-row table:style-name="Table1.1">
            <table:table-cell table:style-name="Table1.A1" office:value-type="string">
              <text:p text:style-name="Table_20_Contents">How to setup jenkins in linux/redhat</text:p>
            </table:table-cell>
            <table:table-cell table:style-name="Table1.B1" office:value-type="string">
              <text:list xml:id="list3397944808407852113" text:style-name="WWNum10">
                <text:list-header>
                  <text:p text:style-name="P33"><text:a xlink:type="simple" xlink:href="https://jenkins.io/doc/book/installing/" text:style-name="Internet_20_link" text:visited-style-name="Visited_20_Internet_20_Link">https://jenkins.io/doc/book/installing/</text:a></text:p>
                  <text:p text:style-name="P33"><text:a xlink:type="simple" xlink:href="https://wiki.jenkins.io/display/JENKINS/Installing+Jenkins+on+Red+Hat+distributions" text:style-name="Internet_20_link" text:visited-style-name="Visited_20_Internet_20_Link"><text:span text:style-name="T4">https://wiki.jenkins.io/display/JENKINS/Installing+Jenkins+on+Red+Hat+distributions</text:span></text:a></text:p>
                </text:list-header>
              </text:list>
            </table:table-cell>
          </table:table-row>
          <table:table-row>
            <table:table-cell table:style-name="Table1.A2" office:value-type="string">
              <text:p text:style-name="Table_20_Contents">How to setup nodejs in Linux</text:p>
            </table:table-cell>
            <table:table-cell table:style-name="Table1.B2" office:value-type="string">
              <text:list xml:id="list33717912" text:continue-numbering="true" text:style-name="WWNum10">
                <text:list-header>
                  <text:p text:style-name="P32"><text:a xlink:type="simple" xlink:href="https://nodejs.org/en/download/package-manager/#enterprise-linux-and-fedora" text:style-name="Internet_20_link" text:visited-style-name="Visited_20_Internet_20_Link"><text:span text:style-name="T4">https://nodejs.org/en/download/package-manager/#enterprise-linux-and-fedora</text:span></text:a></text:p>
                </text:list-header>
              </text:list>
            </table:table-cell>
          </table:table-row>
          <table:table-row>
            <table:table-cell table:style-name="Table1.A2" office:value-type="string">
              <text:p text:style-name="Table_20_Contents">Jenkins Toturial</text:p>
            </table:table-cell>
            <table:table-cell table:style-name="Table1.B2" office:value-type="string">
              <text:list xml:id="list33733300" text:continue-numbering="true" text:style-name="WWNum10">
                <text:list-header>
                  <text:p text:style-name="P32"><text:a xlink:type="simple" xlink:href="https://www.tutorialspoint.com/jenkins/index.htm" text:style-name="Internet_20_link" text:visited-style-name="Visited_20_Internet_20_Link"><text:span text:style-name="T4">https://www.tutorialspoint.com/jenkins/index.htm</text:span></text:a></text:p>
                </text:list-header>
              </text:list>
            </table:table-cell>
          </table:table-row>
          <table:table-row>
            <table:table-cell table:style-name="Table1.A2" office:value-type="string">
              <text:p text:style-name="Table_20_Contents">How to install Tomcat</text:p>
            </table:table-cell>
            <table:table-cell table:style-name="Table1.B2" office:value-type="string">
              <text:list xml:id="list33705368" text:continue-numbering="true" text:style-name="WWNum10">
                <text:list-header>
                  <text:p text:style-name="P32"><text:a xlink:type="simple" xlink:href="https://www.digitalocean.com/community/tutorials/how-to-install-apache-tomcat-7-on-centos-7-via-yum" text:style-name="Internet_20_link" text:visited-style-name="Visited_20_Internet_20_Link"><text:span text:style-name="T4">https://www.digitalocean.com/community/tutorials/how-to-install-apache-tomcat-7-on-centos-7-via-yum</text:span></text:a></text:p>
                </text:list-header>
              </text:list>
            </table:table-cell>
          </table:table-row>
          <table:table-row>
            <table:table-cell table:style-name="Table1.A2" office:value-type="string">
              <text:p text:style-name="Table_20_Contents">How to deploy war file to tomcat with snapshot</text:p>
            </table:table-cell>
            <table:table-cell table:style-name="Table1.B2" office:value-type="string">
              <text:list xml:id="list33715573" text:continue-numbering="true" text:style-name="WWNum10">
                <text:list-header>
                  <text:p text:style-name="P32"><text:a xlink:type="simple" xlink:href="https://www.jdev.it/deploying-your-war-file-from-jenkins-to-tomcat" text:style-name="Internet_20_link" text:visited-style-name="Visited_20_Internet_20_Link"><text:span text:style-name="T4">https://www.jdev.it/deploying-your-war-file-from-jenkins-to-tomcat</text:span></text:a></text:p>
                </text:list-header>
              </text:list>
            </table:table-cell>
          </table:table-row>
        </table:table>
        <text:list xml:id="list33716660" text:continue-numbering="true" text:style-name="WWNum10">
          <text:list-header>
            <text:p text:style-name="P32"><text:span text:style-name="T4"/></text:p>
            <text:p text:style-name="P32"><text:a xlink:type="simple" xlink:href="https://github.com/angular/angular-cli#installation" text:style-name="Internet_20_link" text:visited-style-name="Visited_20_Internet_20_Link"><text:span text:style-name="T4"/></text:a></text:p>
            <text:p text:style-name="P32"><text:span text:style-name="T4"/></text:p>
            <text:p text:style-name="P32"><text:span text:style-name="T4"/></text:p>
            <text:p text:style-name="P32"><text:span text:style-name="T4"/></text:p>
          </text:list-header>
        </text:list>
        <text:p text:style-name="P19"/>
        <text:p text:style-name="P16"/>
        <text:p text:style-name="P4"/>
        <text:p text:style-name="P4"/>
        <text:p text:style-name="P4"/>
        <text:p text:style-name="P4"/>
        <text:p text:style-name="P4"/>
        <text:p text:style-name="P4"/>
        <text:p text:style-name="P4"/>
        <text:p text:style-name="P4"/>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ans-serif"/>
    <style:font-face style:name="Arial Unicode MS" svg:font-family="'Arial Unicode MS'" style:font-family-generic="swiss"/>
    <style:font-face style:name="Calibri1" svg:font-family="Calibri"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Tahoma2" svg:font-family="Tahoma" style:font-family-generic="modern" style:font-pitch="fixed"/>
    <style:font-face style:name="Times New Roman3" svg:font-family="'Times New Roma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3"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style:writing-mode="lr-tb"/>
      <style:text-properties style:use-window-font-color="true" style:font-name="Calibri" fo:font-size="12pt" fo:language="en" fo:country="GB" style:font-name-asian="Times New Roman2" style:font-size-asian="12pt" style:language-asian="en" style:country-asian="GB" style:font-name-complex="Calibri2"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fo:language="en" fo:country="IN" style:font-name-asian="Microsoft YaHei" style:font-size-asian="14pt" style:language-asian="zh" style:country-asian="CN" style:font-name-complex="Arial1" style:font-size-complex="14pt" style:language-complex="ar" style:country-complex="SA"/>
    </style:style>
    <style:style style:name="Text_20_body" style:display-name="Text body" style:family="paragraph" style:parent-style-name="Standard" style:default-outline-level="" style:list-style-name="" style:class="text">
      <style:paragraph-properties fo:margin-top="0cm" fo:margin-bottom="0.212cm"/>
      <style:text-properties fo:language="en" fo:country="IN" style:language-asian="zh" style:country-asian="CN" style:language-complex="ar" style:country-complex="SA"/>
    </style:style>
    <style:style style:name="List" style:family="paragraph" style:parent-style-name="Text_20_body" style:default-outline-level="" style:list-style-name="" style:class="list">
      <style:text-properties style:font-name-complex="Arial Unicode M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fo:language="en" fo:country="IN" style:language-asian="zh" style:country-asian="CN" style:font-name-complex="Arial Unicode MS" style:language-complex="ar" style:country-complex="SA"/>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 fo:font-size="18pt" fo:font-weight="bold" style:font-name-asian="SimSun" style:font-size-asian="18pt" style:font-weight-asian="bold" style:font-name-complex="Times New Roman2"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weight="bold"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Cambria"/>
    </style:style>
    <style:style style:name="caption" style:family="paragraph" style:parent-style-name="Standard" style:default-outline-level="" style:list-style-name="">
      <style:paragraph-properties fo:margin-top="0.212cm" fo:margin-bottom="0.212cm"/>
      <style:text-properties fo:language="en" fo:country="IN" fo:font-style="italic" style:language-asian="zh" style:country-asian="CN" style:font-style-asian="italic" style:language-complex="ar" style:country-complex="SA" style:font-style-complex="italic"/>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Courier New" style:font-size-asian="10pt" style:font-name-complex="Courier New" style:font-size-complex="10pt" style:language-complex="ar" style:country-complex="SA"/>
    </style:style>
    <style:style style:name="Contents_20_Heading" style:display-name="Contents Heading" style:family="paragraph" style:parent-style-name="Heading_20_1" style:default-outline-level="" style:list-style-name="" style:class="index">
      <style:paragraph-properties fo:margin-top="0.847cm" fo:margin-bottom="0cm" fo:keep-together="always" text:number-lines="false" text:line-number="0"/>
      <style:text-properties fo:color="#365f91" fo:font-size="14pt" fo:font-weight="bold" style:letter-kerning="true" style:font-size-asian="14pt" style:font-weight-asian="bold" style:font-size-complex="14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1" fo:font-size="18pt" fo:language="en" fo:country="IN" fo:font-weight="bold" style:font-name-asian="SimSun" style:font-size-asian="18pt" style:language-asian="zh" style:country-asian="CN" style:font-weight-asian="bold" style:font-name-complex="Times New Roman2" style:font-size-complex="18pt" style:font-weight-complex="bold"/>
    </style:style>
    <style:style style:name="RTF_5f_Num_20_2_20_1" style:display-name="RTF_Num 2 1" style:family="text">
      <style:text-properties style:font-name="Symbol" style:font-name-complex="Symbol2"/>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Times New Roman3" style:font-name-complex="Courier New"/>
    </style:style>
    <style:style style:name="Heading_20_1_20_Char" style:display-name="Heading 1 Char" style:family="text" style:parent-style-name="Default_20_Paragraph_20_Font">
      <style:text-properties style:font-name="Cambria" fo:font-size="16pt" fo:font-weight="bold" style:letter-kerning="true" style:font-size-asian="16pt" style:font-weight-asian="bold" style:font-size-complex="16pt" style:font-weight-complex="bold"/>
    </style:style>
    <style:style style:name="Heading_20_3_20_Char" style:display-name="Heading 3 Char" style:family="text" style:parent-style-name="Default_20_Paragraph_20_Font">
      <style:text-properties style:font-name="Cambria" fo:font-size="13pt" fo:font-weight="bold"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2"/>
    </style:style>
    <style:style style:name="ListLabel_20_2" style:display-name="ListLabel 2"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4">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5">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6">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8">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bullet text:level="2" style:num-suffix="" text:bullet-char="">
        <style:list-level-properties text:list-level-position-and-space-mode="label-alignment">
          <style:list-level-label-alignment text:label-followed-by="listtab" fo:text-indent="-1.016cm" fo:margin-left="1.016cm"/>
        </style:list-level-properties>
        <style:text-properties style:font-name="Symbol1"/>
      </text:list-level-style-bullet>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762cm" fo:margin-left="2.032cm"/>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1.016cm" fo:margin-left="2.286cm"/>
        </style:list-level-properties>
        <style:text-properties style:font-name="Symbol1"/>
      </text:list-level-style-bullet>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762cm" fo:margin-left="2.032cm"/>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1.016cm" fo:margin-left="2.286cm"/>
        </style:list-level-properties>
        <style:text-properties style:font-name="Symbol1"/>
      </text:list-level-style-bullet>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762cm" fo:margin-left="2.032cm"/>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1.016cm" fo:margin-left="2.286cm"/>
        </style:list-level-properties>
        <style:text-properties style:font-name="Symbol1"/>
      </text:list-level-style-bullet>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762cm" fo:margin-left="2.032cm"/>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1.016cm" fo:margin-left="2.286cm"/>
        </style:list-level-properties>
        <style:text-properties style:font-name="Symbol1"/>
      </text:list-level-style-bullet>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762cm" fo:margin-left="2.032cm"/>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1.016cm" fo:margin-left="2.286cm"/>
        </style:list-level-properties>
        <style:text-properties style:font-name="Symbol1"/>
      </text:list-level-style-bullet>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aful Khandelwal</meta:initial-creator>
    <dc:creator>Raghu H</dc:creator>
    <meta:editing-cycles>17</meta:editing-cycles>
    <meta:creation-date>2018-04-03T06:47:00</meta:creation-date>
    <dc:date>2018-04-10T13:52:23.21</dc:date>
    <meta:editing-duration>PT44M57S</meta:editing-duration>
    <meta:generator>OpenOffice/4.1.1$Win32 OpenOffice.org_project/411m6$Build-9775</meta:generator>
    <meta:document-statistic meta:table-count="1" meta:image-count="0" meta:object-count="0" meta:page-count="10" meta:paragraph-count="139" meta:word-count="991" meta:character-count="66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